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ea5f0"/>
    </style:style>
    <style:style style:name="P2" style:family="paragraph" style:parent-style-name="Text_20_body">
      <style:paragraph-properties fo:margin-top="0cm" fo:margin-bottom="0cm" style:contextual-spacing="false"/>
      <style:text-properties style:font-name="DejaVu Sans1" officeooo:rsid="00187bc4" officeooo:paragraph-rsid="00187bc4"/>
    </style:style>
    <style:style style:name="P3" style:family="paragraph" style:parent-style-name="Text_20_body">
      <style:paragraph-properties fo:margin-top="0cm" fo:margin-bottom="0cm" style:contextual-spacing="false"/>
      <style:text-properties style:font-name="DejaVu Sans1" officeooo:rsid="001cf208" officeooo:paragraph-rsid="0018f70f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8f70f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DejaVu Sans1"/>
    </style:style>
    <style:style style:name="P6" style:family="paragraph" style:parent-style-name="Text_20_body" style:list-style-name="L1">
      <style:text-properties style:font-name="DejaVu Sans1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DejaVu Sans1"/>
    </style:style>
    <style:style style:name="P8" style:family="paragraph" style:parent-style-name="Text_20_body" style:list-style-name="L2">
      <style:text-properties style:font-name="DejaVu Sans1"/>
    </style:style>
    <style:style style:name="P9" style:family="paragraph" style:parent-style-name="Text_20_body" style:list-style-name="L3">
      <style:text-properties style:font-name="DejaVu Sans1"/>
    </style:style>
    <style:style style:name="P10" style:family="paragraph" style:parent-style-name="Text_20_body" style:list-style-name="L4">
      <style:text-properties style:font-name="DejaVu Sans1"/>
    </style:style>
    <style:style style:name="P11" style:family="paragraph" style:parent-style-name="Text_20_body" style:list-style-name="L5">
      <style:paragraph-properties fo:margin-top="0cm" fo:margin-bottom="0cm" style:contextual-spacing="false"/>
      <style:text-properties style:font-name="DejaVu Sans1"/>
    </style:style>
    <style:style style:name="P12" style:family="paragraph" style:parent-style-name="Text_20_body" style:list-style-name="L5">
      <style:text-properties style:font-name="DejaVu Sans1"/>
    </style:style>
    <style:style style:name="P13" style:family="paragraph" style:parent-style-name="Text_20_body" style:list-style-name="L6">
      <style:paragraph-properties fo:margin-top="0cm" fo:margin-bottom="0cm" style:contextual-spacing="false"/>
      <style:text-properties style:font-name="DejaVu Sans1"/>
    </style:style>
    <style:style style:name="P14" style:family="paragraph" style:parent-style-name="Text_20_body" style:list-style-name="L6">
      <style:text-properties style:font-name="DejaVu Sans1"/>
    </style:style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4" style:family="text">
      <style:text-properties fo:font-style="italic" style:text-underline-style="none" fo:font-weight="bold" officeooo:rsid="00187bc4" style:font-style-asian="italic" style:font-weight-asian="bold" style:font-style-complex="italic" style:font-weight-complex="bold"/>
    </style:style>
    <style:style style:name="T5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DejaVu Sans1" fo:text-shadow="1pt 1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DejaVu Sans1"/>
    </style:style>
    <style:style style:name="T8" style:family="text">
      <style:text-properties style:font-name="DejaVu Sans1" officeooo:rsid="001cf208"/>
    </style:style>
    <style:style style:name="T9" style:family="text">
      <style:text-properties style:font-name="DejaVu Sans1" fo:text-shadow="1pt 1pt" style:text-underline-style="solid" style:text-underline-width="auto" style:text-underline-color="font-color" fo:font-weight="bold" officeooo:rsid="001cf20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0</text:span><text:span text:style-name="T1"> </text:span><text:span text:style-name="T3">—</text:span><text:span text:style-name="T1"> </text:span><text:span text:style-name="T2">Základní síťový hardwar</text:span><text:span text:style-name="T4">e</text:span></text:p>
      <text:p text:style-name="P2"/>
      <text:p text:style-name="P3"><text:span text:style-name="Strong_20_Emphasis"><text:span text:style-name="T5">Síťová karta</text:span></text:span><text:line-break/>    • zařízení pro propojení počítačů v síti<text:line-break/>    • může být externí ve formě karty (PCIe sběrnice na základní desce) nebo integrovaná; pro laptopy se dají připojit i přes USB<text:line-break/>    • každá karta má od výrobce určenou MAC adresu<text:line-break/>    • obsahuje:<text:line-break/>        ◦ specializovaný komunikační obvod - specializovaný komunikační procesor obsahující vše, co komunikace přes síť vyžaduje<text:line-break/>        ◦ ROM paměť (BootROM)<text:line-break/>            ▪ paměť má v sobě nahraný program, který umožňuje připojení k LAN bez dodatečného komunikačního softwaru<text:line-break/>            ▪ umožňuje postavení bezdiskové stanice - veškerý software potřebný pro práci stáhne ze serveru<text:line-break/>        ◦ napěťový měnič z 5 V na 9 V potřebný pro některé druhy sítí<text:line-break/>        ◦ konektor pro připojení síťového kabelu<text:line-break/>        ◦ LED diody na indikaci aktivity sítě a přítomnosti signálu v síti<text:line-break/>    • rozdělení:<text:line-break/>        ◦ serverové<text:line-break/>            ▪ víceportové<text:line-break/>            ▪ zvýšená datová propustnost<text:line-break/>            ▪ rozšířené možnosti komunikace<text:line-break/>            ▪ snížené zatížení procesoru<text:line-break/>        ◦ pro pracovní stanice<text:line-break/>    • parametry<text:line-break/>    • typ média: kroucená dvojlinka, tenký/tlustý koaxiální kabel, bezdrátová komunikace, optické vlákno<text:line-break/>    • typ sítě: Ethernet, Fast Ethernet, Arcnet, Token Ring, FDDI<text:line-break/>    • rychlost: 4 Mbit/s, 10 Mbit/s, 16 Mbit/s, 100 Mbit/s, 1 Gbit/s, 10 Gbit/s</text:p>
      <text:p text:style-name="Text_20_body"><text:span text:style-name="Strong_20_Emphasis"><text:span text:style-name="T6">Hub</text:span></text:span><text:span text:style-name="T7"><text:line-break/>    • větví síť bez jakéhokoliv řízení do hvězdicové topologie (při zkolabování hubu zkolabuje celá síť)<text:line-break/>    • chová se jako opakovač - data, která přijdou na jeden z portů, jsou obnovena a odeslána na všechny ostatní porty; zpoždění 1 bit<text:line-break/>    • pracuje na 1. vrstvě OSI modelu<text:line-break/>    • dnes u starších sítí → nahrazeno switchem<text:line-break/>    • podle LED diod je možné zjistit vadné spojení<text:line-break/>    • kvůli schopnosti detekce kolize<text:line-break/>    • je počet hubů v síti omezen dle rychlosti<text:line-break/>        • 10 Mbit/s - 5 segmentů (4 huby) mezi dvěma koncovými stanicemi<text:line-break/>        • 10 Mbit/s - 3 segmenty (2 huby) mezi dvěma koncovými stanicemi</text:span></text:p>
      <text:p text:style-name="Text_20_body"><text:span text:style-name="Strong_20_Emphasis"><text:span text:style-name="T6">Switch</text:span></text:span><text:span text:style-name="T7"><text:line-break/>    • propojuje zařízení nebo části jedné sítě hvězdicovou topologií<text:line-break/>    • pracuje pouze v místní síti, do které je připojen<text:line-break/></text:span><text:soft-page-break/><text:span text:style-name="T7">    • způsoby přeposílání paketů:<text:line-break/>        ◦ store and forward - paket z jednoho portu přijme; uloží si jej do bufferu; prozkoumá hlavičky; odešle paket do příslušného portu<text:line-break/>        ◦ cut-through switching - k analýze hlaviček dochází, když dorazí začátek paketů; jakmile je destinace určena, začne se paket odesílat (nečeká se na celý paket)<text:line-break/>        ◦ fragment free - přeposlání paketu začne až po přijetí 64 bytů (pro detekci kolize); pro sítě, kde je do switche připojen hub<text:line-break/>        ◦ adaptive switching - automatické přepínání mezi metodami cut-through switching a store and forward<text:line-break/>    • vrstva<text:line-break/>        ◦ základní switche - 2. vrstva OSI modelu<text:line-break/>        ◦ LAN switche - 3. vrstva, pokud je rozhodnutí založeno na IP adrese; 4. vrstva, pokud je rozhodováno podle IP adresy a síťového portu</text:span></text:p>
      <text:p text:style-name="Text_20_body"><text:span text:style-name="Strong_20_Emphasis"><text:span text:style-name="T6">Router</text:span></text:span><text:span text:style-name="T7"><text:line-break/>    • router spojuje dvě sítě a přenáší mezi nimi data<text:line-break/>    • na třetí vrstvě OSI modelu<text:line-break/>    • nejčastěji spojován s IP protokolem<text:line-break/>    • může ho využít jakýkoli počítač s podporou síťování<text:line-break/>    • "jednoruký" router - používá jeden port a routuje pakety mezi VLAN provozovanými na této zásuvce<text:line-break/>    • "okrajový" router/gateway - připojuje klienty k vnější síti (většinou Internet)<text:line-break/>    • "vnitřní" router - přenáší data mezi jinými routery</text:span></text:p>
      <text:p text:style-name="Text_20_body"><text:span text:style-name="Strong_20_Emphasis"><text:span text:style-name="T6">Repeater</text:span></text:span><text:span text:style-name="T7"><text:line-break/>    • přijímá poškozený signál a zesílený ho vyšle dále<text:line-break/>    • k zvýšení dosahu média bez ztráty kvality a obsahu signálu<text:line-break/>    • patří do první vrstvy OSI modelu (pracuje přímo s elektrickým signálem)<text:line-break/>    • odstraňuje šum tím, že obnoví příchozí signál do původní digitální podoby a poté jej znovu převede do analogové podoby a vyšle ve správný čas<text:line-break/>    • u Ethernetu je jejich počet omezen z důvodu kolizních protokolů<text:line-break/>    • komunikace:<text:line-break/>        ◦ bezdrátová<text:line-break/>            ▪ repeater se skládá z rádio přijímače, zesilovače, vysílače, izolátoru a dvou antén<text:line-break/>            ▪ vysílač generuje signál na odlišné frekvenci od signálu na vstupu; ochrana vstupu od zesíleného signálu; izolátor v tomto případě poskytuje dodatečnou ochranu<text:line-break/>            ▪ rádiový signál - k oddělení signálu v jejich frekvenčním rozsahu od jednoho přijímače ke druhému<text:line-break/>        ◦ optická<text:line-break/>            ▪ repeater je složen z fotobuňky (přijímač) a LEDky/IREDky (vysílač)<text:line-break/>            ▪ signál je převeden na elektronický a po zrestaurování zpět na optický, který je dále vysílán<text:line-break/>            ▪ pracují s mnohem menšími výkony než bezdrátové; mnohem </text:span><text:soft-page-break/><text:span text:style-name="T7">jednodušší a levnější<text:line-break/>            ▪ jejich výroba vyžaduje vyšší přesnost a kvalitu; z důvodu minimalizace šumu</text:span></text:p>
      <text:p text:style-name="Text_20_body"><text:span text:style-name="Strong_20_Emphasis"><text:span text:style-name="T6">Bridge</text:span></text:span><text:span text:style-name="T7"><text:line-break/>    • spojuje dvě části sítě na druhé vrstvě OSI modelu; pro vyšší vrstvy je most neviditelný<text:line-break/>    • odděluje provoz různých segmentů sítě a tím zmenšuje její zatížení<text:line-break/>    • v RAM si sám sestaví tabulku MAC adres a portů<text:line-break/>    • leží-li příjemce ve stejném segmentu jako odesílatel, most pakety do jiných částí sítě neodešle; v opačném případě je odešle do příslušného segmentu v nezměněném stavu (Unicast pakety) nebo je propustí bez omezení (Multicast, Broadcast)<text:line-break/>    • transparent bridging<text:line-break/>        ◦ mosty jsou neviditelné pro koncové stanice<text:line-break/>        ◦ zařízení na začátku vůbec neví, jak jsou jednotlivé stanice v síti rozloženy, a musí paket přijatý na jedné síti poslat do všech ostatních připojených sítí, protože ještě neví, kde se cílová stanice nachází; postupně se naučí, jak jsou stanice v síti rozloženy<text:line-break/>    • source route bridging<text:line-break/>        ◦ ve spojení s token ring sítěmi<text:line-break/>        ◦ každý paket musí kromě adresy odesílatele a příjemce obsahovat také posloupnost adres všech mostů, kterými musí paket projít<text:line-break/>    • snižuje velikost kolizní domény<text:line-break/>    • transparentní k protokolům z vyšších vrstev<text:line-break/>    • vyšší latence než opakovače z důvodu čtení MAC adresy; dražší než opakovače<text:line-break/>    • bridging × routing<text:line-break/>        ◦ bridging a routing jsou podobná řízení toku dat, ale pracují pomocí různých metod<text:line-break/>        ◦ bridging se provádí na 2. vrstvě; routing na 3. vrstvě<text:line-break/>        ◦ most směruje pakety podle jejich hardwarové MAC adresy; router se rozhoduje podle IP adresy uvnitř přenášeného datagramu</text:span></text:p>
      <text:p text:style-name="P4"><text:span text:style-name="Strong_20_Emphasis"><text:span text:style-name="T8"><text:line-break/></text:span></text:span><text:span text:style-name="Strong_20_Emphasis"><text:span text:style-name="T9">Kabely</text:span></text:span></text:p>
      <text:p text:style-name="Text_20_body"><text:span text:style-name="Strong_20_Emphasis"><text:span text:style-name="T7">Měděné</text:span></text:span></text:p>
      <text:list text:style-name="L1">
        <text:list-item>
          <text:p text:style-name="P5">Nabízejí vysokou rychlost a stabilitu.</text:p>
        </text:list-item>
        <text:list-item>
          <text:p text:style-name="P5">Jsou cenově dostupnější než optické kabely.</text:p>
        </text:list-item>
        <text:list-item>
          <text:p text:style-name="P5">Mají větší odolnost vůči napadení než bezdrátové sítě.</text:p>
        </text:list-item>
        <text:list-item>
          <text:p text:style-name="P6">Délka kabelu je omezena, zejména při vyšších přenosových rychlostech.</text:p>
        </text:list-item>
      </text:list>
      <text:p text:style-name="Text_20_body"><text:span text:style-name="Strong_20_Emphasis"><text:span text:style-name="T7">UTP (Unshielded Twisted Pair)</text:span></text:span></text:p>
      <text:list text:style-name="L2">
        <text:list-item>
          <text:p text:style-name="P7">Skládá se z několika párů zkroucených měděných drátů.</text:p>
        </text:list-item>
        <text:list-item>
          <text:p text:style-name="P8">Kroucení snižuje elektromagnetické rušení.</text:p>
        </text:list-item>
      </text:list>
      <text:p text:style-name="Text_20_body"><text:soft-page-break/><text:span text:style-name="Strong_20_Emphasis"><text:span text:style-name="T7">STP (Shielded Twisted Pair)</text:span></text:span></text:p>
      <text:list text:style-name="L3">
        <text:list-item>
          <text:p text:style-name="P9">Podobný UTP, ale každý pár drátů je navíc chráněn kovovým opletením, což zajišťuje vyšší úroveň ochrany proti rušení.</text:p>
        </text:list-item>
      </text:list>
      <text:p text:style-name="Text_20_body"><text:span text:style-name="Strong_20_Emphasis"><text:span text:style-name="T7">Koaxiální</text:span></text:span></text:p>
      <text:list text:style-name="L4">
        <text:list-item>
          <text:p text:style-name="P10">Obsahuje centrální vodič obklopený izolací a kovovým opletením.</text:p>
        </text:list-item>
      </text:list>
      <text:p text:style-name="Text_20_body"><text:span text:style-name="Strong_20_Emphasis"><text:span text:style-name="T7">Optické</text:span></text:span></text:p>
      <text:list text:style-name="L5">
        <text:list-item>
          <text:p text:style-name="P11">Nabízejí vysokou rychlost, dlouhý dosah a odolnost vůči rušení ve srovnání s měděnými kabely.</text:p>
        </text:list-item>
        <text:list-item>
          <text:p text:style-name="P11">Přenášejí data jako světelné impulsy skrze tenké skleněné nebo plastové vlákno.</text:p>
        </text:list-item>
        <text:list-item>
          <text:p text:style-name="P11">V optickém vlákně se signál tlumí mnohem méně než v měděném kabelu a není ovlivněn elektromagnetickým rušením.</text:p>
        </text:list-item>
        <text:list-item>
          <text:p text:style-name="P12">Vlákna jsou křehká a snadno se poškozují.</text:p>
        </text:list-item>
      </text:list>
      <text:p text:style-name="Text_20_body"><text:span text:style-name="Strong_20_Emphasis"><text:span text:style-name="T7">Konektory</text:span></text:span></text:p>
      <text:list text:style-name="L6">
        <text:list-item>
          <text:p text:style-name="P13">Fyzicky propojují jednotlivá zařízení s přenosovým médiem (nejčastěji kabelem).</text:p>
        </text:list-item>
        <text:list-item>
          <text:p text:style-name="P13">Každý typ kabelu vyžaduje specifický typ konektoru.</text:p>
        </text:list-item>
        <text:list-item>
          <text:p text:style-name="P13">Různé konektory podporují různé přenosové rychlosti.</text:p>
        </text:list-item>
        <text:list-item>
          <text:p text:style-name="P13">Některá prostředí, jako je průmysl, vyžadují odolnější typy konektorů.</text:p>
        </text:list-item>
        <text:list-item>
          <text:p text:style-name="P14">Existují rozdíly v počtu pinů.</text:p>
        </text:list-item>
      </text:list>
      <text:p text:style-name="Text_20_body"><text:span text:style-name="Strong_20_Emphasis"><text:span text:style-name="T7">Typy konektorů</text:span></text:span></text:p>
      <text:list text:style-name="L7">
        <text:list-item>
          <text:p text:style-name="P15"><text:span text:style-name="Strong_20_Emphasis"><text:span text:style-name="T7">RJ-45</text:span></text:span><text:span text:style-name="T7">: Konektor pro UTP a STP kabely; název je odvozen od podobnosti s telefonními koncovkami, které však nejsou kompatibilní s moderními počítačovými síťovými kabely.</text:span></text:p>
        </text:list-item>
        <text:list-item>
          <text:p text:style-name="P15"><text:span text:style-name="Strong_20_Emphasis"><text:span text:style-name="T7">SC</text:span></text:span><text:span text:style-name="T7">: Konektor pro optická vlákna, má čtvercový tvar a jednoduchý západkový mechanismus.</text:span></text:p>
        </text:list-item>
        <text:list-item>
          <text:p text:style-name="P15"><text:span text:style-name="Strong_20_Emphasis"><text:span text:style-name="T7">ST</text:span></text:span><text:span text:style-name="T7">: Konektor pro optická vlákna, kulatý tvar s bajonetovým zámkem pro zajištění; obecně považován za robustnější než SC konektor.</text:span></text:p>
        </text:list-item>
        <text:list-item>
          <text:p text:style-name="P15"><text:span text:style-name="Strong_20_Emphasis"><text:span text:style-name="T7">LC</text:span></text:span><text:span text:style-name="T7">: Nejmenší typ konektorů pro optická vlákna se západkovým mechanismem; liší se úhlem leštění koncovky.</text:span></text:p>
        </text:list-item>
        <text:list-item>
          <text:p text:style-name="P15"><text:span text:style-name="Strong_20_Emphasis"><text:span text:style-name="T7">FC</text:span></text:span><text:span text:style-name="T7">: Konektor pro optická vlákna, navržený pro prostředí s vysokými vibracemi; končí 2,5 mm kováním (zinek nebo nerez) a špička je leštěna do kulovitého tvaru.</text:span></text:p>
        </text:list-item>
        <text:list-item>
          <text:p text:style-name="P16"><text:span text:style-name="Strong_20_Emphasis"><text:span text:style-name="T7">BNC</text:span></text:span><text:span text:style-name="T7">: Konektor pro koaxiální kabely, impedance 50 až 75 Ohmů, určený pro frekvence do 4 GHz a napětí do 500 voltů.</text:span></text:p>
        </text:list-item>
      </text:list>
      <text:p text:style-name="Text_20_body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1:00:17.284000000</meta:creation-date>
    <dc:date>2024-09-30T11:22:16.747000000</dc:date>
    <meta:editing-duration>PT20M45S</meta:editing-duration>
    <meta:editing-cycles>15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38" meta:word-count="1211" meta:character-count="8040" meta:non-whitespace-character-count="6368"/>
  </office:meta>
</office:document-meta>
</file>